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bold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3" style:family="text">
      <style:text-properties fo:font-size="26.00pt" fo:font-weight="bold" fo:font-family="sans-serif" style:font-family-asian="sans-serif" style:font-family-complex="sans-serif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6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4.00pt" fo:font-weight="normal" fo:font-family="sans-serif" style:font-family-asian="sans-serif" style:font-family-complex="sans-serif" fo:background-color="transparent" style:use-window-font-color="true"/>
    </style:style>
    <style:style style:name="T9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5.00pt" fo:font-weight="normal" fo:font-family="sans-serif" style:font-family-asian="sans-serif" style:font-family-complex="sans-serif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6" style:family="text">
      <style:text-properties fo:font-size="22.00pt" fo:font-weight="bold" fo:font-family="sans-serif" style:font-family-asian="sans-serif" style:font-family-complex="sans-serif" fo:background-color="transparent" style:use-window-font-color="true"/>
    </style:style>
    <style:style style:name="T17" style:family="text">
      <style:text-properties fo:font-size="18.00pt" fo:font-weight="normal" fo:font-family="sans-serif" style:font-family-asian="sans-serif" style:font-family-complex="sans-serif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8.00pt" fo:font-weight="bold" fo:font-family="sans-serif" style:font-family-asian="sans-serif" style:font-family-complex="sans-serif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6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27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28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29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0" style:family="text">
      <style:text-properties fo:font-size="14.00pt" fo:font-weight="normal" fo:font-family="sans-serif" style:font-family-asian="sans-serif" style:font-family-complex="sans-serif" fo:background-color="transparent" style:use-window-font-color="true" fo:font-style="italic"/>
    </style:style>
    <style:style style:name="T31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4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5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38" style:family="text">
      <style:text-properties fo:font-size="14.00pt" fo:font-weight="bold" fo:font-family="sans-serif" style:font-family-asian="sans-serif" style:font-family-complex="sans-serif" fo:background-color="transparent" style:use-window-font-color="true"/>
    </style:style>
    <style:style style:name="T39" style:family="text">
      <style:text-properties fo:font-size="14.00pt" fo:font-weight="normal" fo:font-family="sans-serif" style:font-family-asian="sans-serif" style:font-family-complex="sans-serif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8.00pt" fo:font-weight="normal" style:text-underline-mode="continuous" style:text-underline-type="single" style:text-underline-style="solid" style:text-underline-width="normal" fo:font-family="sans-serif" style:font-family-asian="sans-serif" style:font-family-complex="sans-serif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Government Engineering College</text:span></text:p>
      <text:p text:style-name="P1"><text:span text:style-name="T3"><text:s/>Thrissur</text:span></text:p>
      <text:p text:style-name="P1"><text:span text:style-name="T4"/></text:p>
      <text:p text:style-name="P1"><text:span text:style-name="T5">CS331<text:s/></text:span><text:span text:style-name="T6">–</text:span><text:span text:style-name="T7"><text:s/>System Software LabDocumentation </text:span></text:p>
      <text:p text:style-name="P1"><text:span text:style-name="T8">Exp6<text:s/></text:span><text:span text:style-name="T9">–</text:span><text:span text:style-name="T10"><text:s/>Producer Consumer Problem</text:span><text:span text:style-name="T11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2"/></text:p>
      <text:p text:style-name="P1"><text:span text:style-name="T13">Date of Submission:21 September 2020</text:span></text:p>
      <text:p text:style-name="P1"><text:span text:style-name="T14"/></text:p>
      <text:p text:style-name="P1"><text:span text:style-name="T15">Submitted By,</text:span></text:p>
      <text:p text:style-name="P1"><text:span text:style-name="T16"><text:s/>Rejath T M</text:span></text:p>
      <text:p text:style-name="P1"><text:span text:style-name="T17">Roll No 50</text:span></text:p>
      <text:p text:style-name="P1"><text:span text:style-name="T17">TCR18CS050</text:span></text:p>
      <text:p text:style-name="P1"><text:span text:style-name="T17">GECT CSE S5</text:span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8"/></text:p>
      <text:p text:style-name="P2"><text:span text:style-name="T19">Experiment 6:</text:span></text:p>
      <text:p text:style-name="P2"><text:span text:style-name="T20"/></text:p>
      <text:p text:style-name="P2"><text:span text:style-name="T21">Producer consumer problem</text:span></text:p>
      <text:p text:style-name="P2"><text:span text:style-name="T22"/></text:p>
      <text:p text:style-name="P2"><text:span text:style-name="T23">Compilation of CodePrerequisite</text:span></text:p>
      <text:p text:style-name="P2"><text:span text:style-name="T24"/></text:p>
      <text:list text:style-name="L3">
        <text:list-item>
          <text:p text:style-name="P3"><text:span text:style-name="T25">The code is provided in the<text:s/></text:span><text:span text:style-name="T26">program.c<text:s/></text:span><text:span text:style-name="T27">file along with its documentation. You just need to run it on any compiler.</text:span></text:p>
        </text:list-item>
        <text:list-item>
          <text:p text:style-name="P3"><text:span text:style-name="T27">Compile like<text:s/></text:span><text:span text:style-name="T28">gcc program.c -lpthread</text:span><text:span text:style-name="T29"/></text:p>
        </text:list-item>
      </text:list>
      <text:p text:style-name="P4"><text:span text:style-name="T30"><text:tab/><text:tab/><text:tab/>.\a.exe</text:span><text:span text:style-name="T31"/></text:p>
      <text:p text:style-name="P4"><text:span text:style-name="T32"/></text:p>
      <text:list text:style-name="L5">
        <text:list-item>
          <text:p text:style-name="P5"><text:span text:style-name="T33">If you want to change input the change in the<text:s/></text:span><text:span text:style-name="T34">input.txt<text:s/></text:span><text:span text:style-name="T35">file int format Number&lt;tab&gt;Number.</text:span></text:p>
        </text:list-item>
        <text:list-item>
          <text:p text:style-name="P5"><text:span text:style-name="T35">Here two threads are created one for producer other for consumer if needed it can be extended.</text:span></text:p>
        </text:list-item>
      </text:list>
      <text:p text:style-name="P6"><text:span text:style-name="T36"/></text:p>
      <text:list text:style-name="L7">
        <text:list-item>
          <text:p text:style-name="P7"><text:span text:style-name="T37">Output of the file will be stored in the<text:s/></text:span><text:span text:style-name="T38">output.txt<text:s/></text:span><text:span text:style-name="T39">file as well as terminal or compiler in which it is executed.</text:span></text:p>
        </text:list-item>
      </text:list>
      <text:p text:style-name="P8"><text:span text:style-name="T40"/></text:p>
      <text:p text:style-name="P8"><text:span text:style-name="T41">Output Screenshots</text:span></text:p>
      <text:p text:style-name="P8"><text:span text:style-name="T42"/></text:p>
      <text:p text:style-name="P8"><draw:frame text:anchor-type="as-char" svg:width="146.47mm" svg:height="108.16mm" style:rel-width="scale" style:rel-height="scale"><draw:object-ole xlink:href="OleObj1"/><draw:image xlink:href="ObjectReplacements/OleObj1"/></draw:frame><text:span text:style-name="T42"/></text:p>
      <text:p text:style-name="P8"><text:span text:style-name="T4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